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000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order="0.74pt solid #000000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" style:family="table-cell" style:parent-style-name="Default">
      <style:table-cell-properties fo:border="0.74pt solid #000000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fo:border="0.74pt solid #000000"/>
      <style:text-properties style:text-underline-style="none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74pt solid #000000" style:vertical-align="middle"/>
    </style:style>
    <style:style style:name="gr1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cks-db-diagram" table:style-name="ta1">
        <table:shapes>
          <draw:line draw:z-index="0" draw:name="Line 1" draw:style-name="gr1" draw:text-style-name="P1" svg:x1="2.1409in" svg:y1="0.3453in" svg:x2="0.2051in" svg:y2="0.8051in">
            <text:p/>
          </draw:line>
          <draw:line draw:z-index="1" draw:name="Line 2" draw:style-name="gr1" draw:text-style-name="P1" svg:x1="7.6335in" svg:y1="0.3661in" svg:x2="0.1835in" svg:y2="2.928in">
            <text:p/>
          </draw:line>
          <draw:line draw:z-index="2" draw:name="Line 3" draw:style-name="gr1" draw:text-style-name="P1" svg:x1="6.848in" svg:y1="0.3555in" svg:x2="0.1728in" svg:y2="3.9634in">
            <text:p/>
          </draw:line>
          <draw:line draw:z-index="3" draw:name="Line 4" draw:style-name="gr1" draw:text-style-name="P1" svg:x1="4.898in" svg:y1="0.8992in" svg:x2="0.3453in" svg:y2="1.3492in">
            <text:p/>
          </draw:line>
          <draw:line draw:z-index="4" draw:name="Line 6" draw:style-name="gr1" draw:text-style-name="P1" svg:x1="1.2484in" svg:y1="3.3673in" svg:x2="0.2268in" svg:y2="1.9346in">
            <text:p/>
          </draw:line>
          <draw:line draw:z-index="5" draw:name="Line 8" draw:style-name="gr1" draw:text-style-name="P1" svg:x1="4.3484in" svg:y1="0.3661in" svg:x2="7.2362in" svg:y2="2.7921in">
            <text:p/>
          </draw:line>
          <draw:line draw:z-index="6" draw:name="Line 9" draw:style-name="gr1" draw:text-style-name="P1" svg:x1="5.1571in" svg:y1="0.3555in" svg:x2="7.2772in" svg:y2="3.3358in">
            <text:p/>
          </draw:line>
          <draw:line draw:z-index="7" draw:name="Line 10" draw:style-name="gr1" draw:text-style-name="P1" svg:x1="2.4087in" svg:y1="0.9098in" svg:x2="7.215in" svg:y2="2.3634in">
            <text:p/>
          </draw:line>
          <draw:line draw:z-index="8" draw:name="Line 11" draw:style-name="gr1" draw:text-style-name="P1" svg:x1="3.1in" svg:y1="0.8992in" svg:x2="7.2472in" svg:y2="3.8795in">
            <text:p/>
          </draw:line>
          <draw:line draw:z-index="9" draw:name="Line 7" draw:style-name="gr1" draw:text-style-name="P1" svg:x1="3.7551in" svg:y1="0.9098in" svg:x2="7.2362in" svg:y2="4.3713in">
            <text:p/>
          </draw:line>
          <draw:line draw:z-index="10" draw:name="Line 5" draw:style-name="gr1" draw:text-style-name="P1" svg:x1="0.4102in" svg:y1="3.3776in" svg:x2="0.1618in" svg:y2="3.0429in">
            <text:p/>
          </draw:line>
          <draw:line draw:z-index="11" draw:name="Line 12" draw:style-name="gr1" draw:text-style-name="P1" svg:x1="1.3055in" svg:y1="4.413in" svg:x2="0.0862in" svg:y2="2.4992in">
            <text:p/>
          </draw:line>
          <draw:line draw:z-index="12" draw:name="Line 13" draw:style-name="gr1" draw:text-style-name="P1" svg:x1="0.4425in" svg:y1="4.4547in" svg:x2="0.1185in" svg:y2="4.1098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ck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limb</text:p>
          </table:table-cell>
          <table:table-cell table:style-name="ce2" office:value-type="string" calcext:value-type="string">
            <text:p>pitche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style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climbed_id</text:p>
          </table:table-cell>
          <table:table-cell table:style-name="ce4" office:value-type="string" calcext:value-type="string">
            <text:p>guided_id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2" office:value-type="string" calcext:value-type="string">
            <text:p>grade</text:p>
          </table:table-cell>
          <table:table-cell table:style-name="ce3" office:value-type="string" calcext:value-type="string">
            <text:p>commitme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ps_loc</text:p>
          </table:table-cell>
          <table:table-cell table:style-name="ce9" office:value-type="string" calcext:value-type="string">
            <text:p>area</text:p>
          </table:table-cell>
          <table:table-cell table:style-name="ce12" office:value-type="string" calcext:value-type="string">
            <text:p>notes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rea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area_name</text:p>
          </table:table-cell>
          <table:table-cell table:style-name="ce2" office:value-type="string" calcext:value-type="string">
            <text:p>country</text:p>
          </table:table-cell>
          <table:table-cell table:style-name="ce9" office:value-type="string" calcext:value-type="string">
            <text:p>state</text:p>
          </table:table-cell>
          <table:table-cell table:style-name="ce3" office:value-type="string" calcext:value-type="string">
            <text:p>not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fname</text:p>
          </table:table-cell>
          <table:table-cell table:style-name="ce9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rtners</text:p>
          </table:table-cell>
          <table:table-cell table:number-columns-repeated="8"/>
          <table:table-cell office:value-type="string" calcext:value-type="string">
            <text:p>grad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fname</text:p>
          </table:table-cell>
          <table:table-cell table:style-name="ce2" office:value-type="string" calcext:value-type="string">
            <text:p>lname</text:p>
          </table:table-cell>
          <table:table-cell table:style-name="ce4" office:value-type="string" calcext:value-type="string">
            <text:p>notes</text:p>
          </table:table-cell>
          <table:table-cell table:number-columns-repeated="5"/>
          <table:table-cell table:style-name="ce1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</text:p>
          </table:table-cell>
          <table:table-cell table:number-columns-repeated="8"/>
          <table:table-cell office:value-type="string" calcext:value-type="string">
            <text:p>sty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9" office:value-type="string" calcext:value-type="string">
            <text:p>company</text:p>
          </table:table-cell>
          <table:table-cell table:style-name="ce3" office:value-type="string" calcext:value-type="string">
            <text:p>tip</text:p>
          </table:table-cell>
          <table:table-cell table:style-name="ce4" office:value-type="string" calcext:value-type="string">
            <text:p>notes</text:p>
          </table:table-cell>
          <table:table-cell/>
          <table:table-cell table:style-name="ce8" table:number-columns-repeated="2"/>
          <table:table-cell table:number-columns-repeated="2"/>
          <table:table-cell table:style-name="ce1"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guided_client</text:p>
          </table:table-cell>
          <table:table-cell table:number-columns-repeated="8"/>
          <table:table-cell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guided_id</text:p>
          </table:table-cell>
          <table:table-cell table:style-name="ce1" office:value-type="string" calcext:value-type="string">
            <text:p>client_id</text:p>
          </table:table-cell>
          <table:table-cell table:number-columns-repeated="7"/>
          <table:table-cell table:style-name="ce1" office:value-type="string" calcext:value-type="string">
            <text:p>styl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partners</text:p>
          </table:table-cell>
          <table:table-cell table:number-columns-repeated="8"/>
          <table:table-cell office:value-type="string" calcext:value-type="string">
            <text:p>commitm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number-columns-repeated="7"/>
          <table:table-cell table:style-name="ce1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mbed_with</text:p>
          </table:table-cell>
          <table:table-cell table:number-columns-repeated="8"/>
          <table:table-cell office:value-type="string" calcext:value-type="string">
            <text:p>climb_typ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limbing_id</text:p>
          </table:table-cell>
          <table:table-cell table:style-name="ce1" office:value-type="string" calcext:value-type="string">
            <text:p>partner_id</text:p>
          </table:table-cell>
          <table:table-cell table:number-columns-repeated="7"/>
          <table:table-cell table:style-name="ce1" office:value-type="string" calcext:value-type="string">
            <text:p>typ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4">00/00/0000</text:date>, <text:time style:data-style-name="N2" text:time-value="09:55:30.8670601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4T10:09:11.228386997</dc:date>
    <meta:editing-duration>PT12H31M37S</meta:editing-duration>
    <meta:editing-cycles>19</meta:editing-cycles>
    <meta:generator>LibreOffice/24.8.6.2$Linux_X86_64 LibreOffice_project/480$Build-2</meta:generator>
    <meta:document-statistic meta:table-count="1" meta:cell-count="60" meta:object-count="13"/>
  </office:meta>
</office:document-meta>
</file>